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5993a" officeooo:paragraph-rsid="0005993a"/>
    </style:style>
    <style:style style:name="P2" style:family="paragraph" style:parent-style-name="Standard">
      <style:text-properties style:font-name="FreeMono" officeooo:rsid="0005993a" officeooo:paragraph-rsid="0008e4b4"/>
    </style:style>
    <style:style style:name="P3" style:family="paragraph" style:parent-style-name="Standard">
      <style:text-properties style:font-name="FreeMono" officeooo:rsid="0005993a" officeooo:paragraph-rsid="0009edc6"/>
    </style:style>
    <style:style style:name="P4" style:family="paragraph" style:parent-style-name="Standard">
      <style:text-properties style:font-name="FreeMono" fo:font-size="16pt" officeooo:rsid="0005993a" officeooo:paragraph-rsid="0005993a" style:font-size-asian="16pt" style:font-size-complex="16pt"/>
    </style:style>
    <style:style style:name="P5" style:family="paragraph" style:parent-style-name="Standard">
      <style:text-properties fo:color="#006600" style:font-name="FreeMono" officeooo:rsid="0005993a" officeooo:paragraph-rsid="0005993a"/>
    </style:style>
    <style:style style:name="P6" style:family="paragraph" style:parent-style-name="Standard" style:master-page-name="">
      <style:paragraph-properties fo:margin-left="0in" fo:margin-right="0in" fo:text-indent="-0.3118in" style:auto-text-indent="false" style:page-number="auto"/>
      <style:text-properties style:font-name="Lato Black1" officeooo:rsid="0005993a" officeooo:paragraph-rsid="0005993a"/>
    </style:style>
    <style:style style:name="P7" style:family="paragraph" style:parent-style-name="Standard" style:master-page-name="">
      <style:paragraph-properties fo:margin-left="0in" fo:margin-right="0in" fo:text-indent="-0.3118in" style:auto-text-indent="false" style:page-number="auto"/>
      <style:text-properties style:font-name="FreeMono" officeooo:rsid="0005993a" officeooo:paragraph-rsid="0005993a"/>
    </style:style>
    <style:style style:name="P8" style:family="paragraph" style:parent-style-name="Standard" style:master-page-name="">
      <style:paragraph-properties fo:margin-left="0in" fo:margin-right="0in" fo:text-indent="-0.3118in" style:auto-text-indent="false" style:page-number="auto"/>
      <style:text-properties style:font-name="FreeMono" officeooo:rsid="0005993a" officeooo:paragraph-rsid="0005993a"/>
    </style:style>
    <style:style style:name="P9" style:family="paragraph" style:parent-style-name="Standard" style:master-page-name="">
      <style:paragraph-properties fo:margin-left="0in" fo:margin-right="0in" fo:text-indent="-0.3118in" style:auto-text-indent="false" style:page-number="auto"/>
      <style:text-properties style:font-name="Lato Black1" officeooo:rsid="0005993a" officeooo:paragraph-rsid="00073a38"/>
    </style:style>
    <style:style style:name="P10" style:family="paragraph" style:parent-style-name="Standard" style:master-page-name="">
      <style:paragraph-properties fo:margin-left="0in" fo:margin-right="0in" fo:text-indent="-0.3118in" style:auto-text-indent="false" style:page-number="auto"/>
      <style:text-properties style:font-name="FreeMono" officeooo:rsid="0005993a" officeooo:paragraph-rsid="000783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officeooo:rsid="0008e4b4"/>
    </style:style>
    <style:style style:name="T5" style:family="text">
      <style:text-properties fo:color="#ff0000" officeooo:rsid="0009edc6"/>
    </style:style>
    <style:style style:name="T6" style:family="text">
      <style:text-properties fo:color="#0000ff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73a38" style:font-size-asian="14pt" style:font-weight-asian="bold" style:font-size-complex="14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Lato Black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ato Black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ato Black1" fo:font-size="14pt" fo:font-weight="bold" officeooo:rsid="000783d7" style:font-size-asian="14pt" style:font-weight-asian="bold" style:font-size-complex="14pt" style:font-weight-complex="bold"/>
    </style:style>
    <style:style style:name="T13" style:family="text">
      <style:text-properties officeooo:rsid="0009edc6"/>
    </style:style>
    <style:style style:name="T14" style:family="text">
      <style:text-properties fo:color="#00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TD Bioinformatique</text:span></text:p>
      <text:p text:style-name="P1"></text:p>
      <text:p text:style-name="P7"><text:span text:style-name="T10">Exercice 1:</text:span></text:p>
      <text:p text:style-name="P1"><text:span text:style-name="T2">function</text:span> arn (<text:span text:style-name="T6">adn</text:span>)</text:p>
      <text:p text:style-name="P1">{</text:p>
      <text:p text:style-name="P1"><text:s text:c="2"/><text:span text:style-name="T1">var</text:span> <text:span text:style-name="T6">arn</text:span> = <text:span text:style-name="T3">""</text:span>;</text:p>
      <text:p text:style-name="P1"><text:s text:c="2"/><text:span text:style-name="T1">var</text:span> <text:span text:style-name="T6">i</text:span> = 0;</text:p>
      <text:p text:style-name="P1"><text:s text:c="2"/><text:span text:style-name="T1">var</text:span> <text:span text:style-name="T6">valide</text:span> = <text:span text:style-name="T6">true</text:span>;</text:p>
      <text:p text:style-name="P1"><text:s text:c="2"/><text:span text:style-name="T1">while</text:span>(<text:span text:style-name="T6">valide</text:span> &amp;&amp; <text:span text:style-name="T6">i</text:span> &lt; Taille(<text:span text:style-name="T6">adn</text:span>))</text:p>
      <text:p text:style-name="P1"><text:s text:c="2"/>{</text:p>
      <text:p text:style-name="P1"><text:s text:c="4"/><text:span text:style-name="T14">// second part</text:span></text:p>
      <text:p text:style-name="P1"><text:s text:c="4"/><text:span text:style-name="T6">valide</text:span> = <text:span text:style-name="T6">valide</text:span> &amp;&amp; (CaractereEn(<text:span text:style-name="T6">adn</text:span>, <text:span text:style-name="T6">i</text:span>) == <text:span text:style-name="T3">'A'</text:span> ||</text:p>
      <text:p text:style-name="P3"><text:s text:c="6"/><text:tab/><text:tab/> <text:tab/><text:tab/>CaractereEn(<text:span text:style-name="T6">adn</text:span>, <text:span text:style-name="T6">i</text:span>) == <text:span text:style-name="T3">'</text:span><text:span text:style-name="T5">T</text:span><text:span text:style-name="T3">'</text:span> ||</text:p>
      <text:p text:style-name="P3"><text:s text:c="6"/><text:tab/><text:tab/> <text:tab/><text:tab/>CaractereEn(<text:span text:style-name="T6">adn</text:span>, <text:span text:style-name="T6">i</text:span>) == <text:span text:style-name="T3">'</text:span><text:span text:style-name="T5">C</text:span><text:span text:style-name="T3">'</text:span> ||</text:p>
      <text:p text:style-name="P3"><text:s text:c="6"/><text:tab/><text:tab/> <text:tab/><text:tab/>CaractereEn(<text:span text:style-name="T6">adn</text:span>, <text:span text:style-name="T6">i</text:span>) == <text:span text:style-name="T3">'</text:span><text:span text:style-name="T5">G</text:span><text:span text:style-name="T3">'</text:span><text:span text:style-name="T13">)</text:span>;</text:p>
      <text:p text:style-name="P1"><text:s text:c="4"/><text:span text:style-name="T1">if</text:span>(CaractereEn(<text:span text:style-name="T6">adn</text:span>, <text:span text:style-name="T6">i</text:span>) == <text:span text:style-name="T3">'T'</text:span>)</text:p>
      <text:p text:style-name="P1"><text:s text:c="6"/><text:span text:style-name="T6">arn</text:span> = <text:span text:style-name="T6">arn</text:span> + <text:span text:style-name="T3">'U'</text:span>;</text:p>
      <text:p text:style-name="P1"><text:s text:c="4"/><text:span text:style-name="T1">else</text:span> </text:p>
      <text:p text:style-name="P1"><text:s text:c="6"/><text:span text:style-name="T6">arn</text:span> = <text:span text:style-name="T6">arn</text:span> + CaractereEn(<text:span text:style-name="T6">adn</text:span>, i);</text:p>
      <text:p text:style-name="P1"><text:s text:c="4"/><text:span text:style-name="T6">i</text:span> = <text:span text:style-name="T6">i</text:span> + 1;</text:p>
      <text:p text:style-name="P1"><text:s text:c="2"/>}</text:p>
      <text:p text:style-name="P1"><text:s text:c="2"/><text:span text:style-name="T1">if</text:span>(<text:span text:style-name="T6">valide</text:span>)</text:p>
      <text:p text:style-name="P1"><text:s text:c="4"/>Ecrire(<text:span text:style-name="T6">arn</text:span>);</text:p>
      <text:p text:style-name="P1"><text:s text:c="2"/><text:span text:style-name="T1">else</text:span> </text:p>
      <text:p text:style-name="P1"><text:s text:c="4"/>Ecrire(<text:span text:style-name="T3">"not valid"</text:span>);</text:p>
      <text:p text:style-name="P1">}</text:p>
      <text:p text:style-name="P1"></text:p>
      <text:p text:style-name="P6"><text:span text:style-name="T7">Exercice 2:</text:span></text:p>
      <text:p text:style-name="P5">// supposing valid sub-chain</text:p>
      <text:p text:style-name="P1"><text:span text:style-name="T1">function</text:span> compl_adn(<text:span text:style-name="T6">adn1</text:span>)</text:p>
      <text:p text:style-name="P1">{</text:p>
      <text:p text:style-name="P1"><text:s text:c="2"/><text:span text:style-name="T1">var</text:span> <text:span text:style-name="T6">adn2</text:span> = <text:span text:style-name="T3">""</text:span>;</text:p>
      <text:p text:style-name="P1"><text:s text:c="2"/><text:span text:style-name="T1">var</text:span> <text:span text:style-name="T6">i</text:span>;</text:p>
      <text:p text:style-name="P1"><text:s text:c="2"/><text:span text:style-name="T1">for</text:span>(<text:span text:style-name="T6">i</text:span> = 0; i &lt; Taille(<text:span text:style-name="T6">adn1</text:span>); <text:span text:style-name="T6">i</text:span>++)</text:p>
      <text:p text:style-name="P1"><text:s text:c="2"/>{</text:p>
      <text:p text:style-name="P1"><text:s text:c="4"/><text:span text:style-name="T1">if</text:span>(CaractereEn(<text:span text:style-name="T6">adn1</text:span>, <text:span text:style-name="T6">i</text:span>) == <text:span text:style-name="T3">'A'</text:span>)</text:p>
      <text:p text:style-name="P1"><text:s text:c="6"/><text:span text:style-name="T6">adn2</text:span> <text:s/>= <text:span text:style-name="T6">adn2</text:span> + <text:span text:style-name="T3">'T'</text:span>;</text:p>
      <text:p text:style-name="P2"><text:s text:c="4"/><text:span text:style-name="T1">else</text:span> <text:span text:style-name="T1">if</text:span>(CaractereEn(<text:span text:style-name="T6">adn1</text:span>, <text:span text:style-name="T6">i</text:span>) == <text:span text:style-name="T3">'</text:span><text:span text:style-name="T4">T</text:span><text:span text:style-name="T3">'</text:span>)</text:p>
      <text:p text:style-name="P2"><text:s text:c="6"/><text:span text:style-name="T6">adn2</text:span> <text:s/>= <text:span text:style-name="T6">adn2</text:span> + <text:span text:style-name="T3">'</text:span><text:span text:style-name="T4">A</text:span><text:span text:style-name="T3">'</text:span>;</text:p>
      <text:p text:style-name="P2"><text:s text:c="4"/><text:span text:style-name="T1">else</text:span> <text:span text:style-name="T1">if</text:span>(CaractereEn(<text:span text:style-name="T6">adn1</text:span>, <text:span text:style-name="T6">i</text:span>) == <text:span text:style-name="T3">'</text:span><text:span text:style-name="T4">G</text:span><text:span text:style-name="T3">'</text:span>)</text:p>
      <text:p text:style-name="P2"><text:s text:c="6"/><text:span text:style-name="T6">adn2</text:span> <text:s/>= <text:span text:style-name="T6">adn2</text:span> + <text:span text:style-name="T3">'</text:span><text:span text:style-name="T4">C</text:span><text:span text:style-name="T3">'</text:span>;</text:p>
      <text:p text:style-name="P2"><text:s text:c="4"/><text:span text:style-name="T1">else</text:span> <text:span text:style-name="T1">if</text:span>(CaractereEn(<text:span text:style-name="T6">adn1</text:span>, <text:span text:style-name="T6">i</text:span>) == <text:span text:style-name="T3">'</text:span><text:span text:style-name="T4">C</text:span><text:span text:style-name="T3">'</text:span>)</text:p>
      <text:p text:style-name="P2"><text:s text:c="6"/><text:span text:style-name="T6">adn2</text:span> <text:s/>= <text:span text:style-name="T6">adn2</text:span> + <text:span text:style-name="T3">'</text:span><text:span text:style-name="T4">G</text:span><text:span text:style-name="T3">'</text:span>;</text:p>
      <text:p text:style-name="P1"><text:s text:c="2"/>}</text:p>
      <text:p text:style-name="P1"><text:s text:c="2"/><text:span text:style-name="T1">return</text:span> <text:span text:style-name="T6">adn2</text:span>;</text:p>
      <text:p text:style-name="P1">}</text:p>
      <text:p text:style-name="P1"></text:p>
      <text:p text:style-name="P1">Ecrire(compl_adn(<text:span text:style-name="T3">"ATCGG"</text:span>));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7">Exercice 3:</text:span></text:p>
      <text:p text:style-name="P1"><text:span text:style-name="T1">function</text:span> sous_chaine(<text:span text:style-name="T6">frag_adn</text:span>, <text:span text:style-name="T6">adn</text:span>)</text:p>
      <text:p text:style-name="P1">{</text:p>
      <text:p text:style-name="P1"><text:s text:c="2"/><text:span text:style-name="T1">if</text:span>(Taille(<text:span text:style-name="T6">frag_adn</text:span>) &gt; Taille(<text:span text:style-name="T6">adn</text:span>))</text:p>
      <text:p text:style-name="P1"><text:s text:c="4"/><text:span text:style-name="T1"><text:tab/>return </text:span>false;</text:p>
      <text:p text:style-name="P1"><text:s text:c="2"/><text:span text:style-name="T1">var</text:span> <text:span text:style-name="T6">est_souschaine</text:span> = true;</text:p>
      <text:p text:style-name="P1"><text:s text:c="2"/><text:span text:style-name="T1">var</text:span> <text:span text:style-name="T6">j</text:span>;</text:p>
      <text:p text:style-name="P1"><text:s text:c="2"/><text:span text:style-name="T1">for</text:span> (<text:span text:style-name="T1">var</text:span> <text:span text:style-name="T6">i</text:span> = 0; <text:span text:style-name="T6">i</text:span> &lt;= Taille(<text:span text:style-name="T6">adn</text:span>) - Taille(<text:span text:style-name="T6">frag_adn</text:span>); <text:span text:style-name="T6">i</text:span>++)</text:p>
      <text:p text:style-name="P1"><text:s text:c="2"/>{</text:p>
      <text:p text:style-name="P1"><text:s text:c="4"/><text:span text:style-name="T6">est_souschaine</text:span> = true;</text:p>
      <text:p text:style-name="P1"><text:s text:c="4"/><text:span text:style-name="T6">j</text:span> = 0;</text:p>
      <text:p text:style-name="P1"><text:s text:c="4"/><text:span text:style-name="T1">while</text:span>(<text:span text:style-name="T6">j</text:span> &lt; Taille(<text:span text:style-name="T6">frag_adn</text:span>) &amp;&amp; <text:span text:style-name="T6">est_souschaine</text:span>)</text:p>
      <text:p text:style-name="P1"><text:s text:c="4"/>{</text:p>
      <text:p text:style-name="P1"><text:s text:c="6"/><text:span text:style-name="T1">if</text:span>(CaractereEn(<text:span text:style-name="T6">adn</text:span>, <text:span text:style-name="T6">i </text:span>+ <text:span text:style-name="T6">j</text:span>) != CaractereEn(<text:span text:style-name="T6">frag_adn</text:span>, <text:span text:style-name="T6">j</text:span>))</text:p>
      <text:p text:style-name="P1"><text:s text:c="8"/><text:span text:style-name="T6">est_souschaine</text:span> = false;</text:p>
      <text:p text:style-name="P1"><text:s text:c="6"/><text:span text:style-name="T6">j</text:span> = <text:span text:style-name="T6">j</text:span> + 1;</text:p>
      <text:p text:style-name="P1"><text:s text:c="4"/>}</text:p>
      <text:p text:style-name="P1"><text:s text:c="4"/><text:span text:style-name="T1">if</text:span>(<text:span text:style-name="T6">est_souschaine</text:span>)</text:p>
      <text:p text:style-name="P1"><text:s text:c="6"/><text:span text:style-name="T1">return</text:span> true;</text:p>
      <text:p text:style-name="P1"><text:s text:c="2"/>}</text:p>
      <text:p text:style-name="P1"><text:s text:c="2"/><text:span text:style-name="T1">return</text:span> false;</text:p>
      <text:p text:style-name="P1">}</text:p>
      <text:p text:style-name="P1"></text:p>
      <text:p text:style-name="P1"><text:span text:style-name="T1">if</text:span>(sous_chaine(<text:span text:style-name="T3">"jan"</text:span>, <text:span text:style-name="T3">"alejandro"</text:span>))</text:p>
      <text:p text:style-name="P1"><text:s text:c="2"/>Ecrire (<text:span text:style-name="T3">"FOUND !"</text:span>);</text:p>
      <text:p text:style-name="P1"></text:p>
      <text:p text:style-name="P6"><text:span text:style-name="T7">Exercice 5:</text:span></text:p>
      <text:p text:style-name="P1"><text:span text:style-name="T1">function</text:span> loups(<text:span text:style-name="T6">N</text:span>) {</text:p>
      <text:p text:style-name="P1"><text:s text:c="2"/><text:span text:style-name="T1">var</text:span> <text:span text:style-name="T6">gen</text:span> = 0;</text:p>
      <text:p text:style-name="P1"><text:s text:c="2"/><text:span text:style-name="T1">if</text:span>(<text:span text:style-name="T6">N</text:span> &gt;= 167) </text:p>
      <text:p text:style-name="P1"><text:s text:c="4"/>Ecrire(<text:span text:style-name="T3">"Jamais !"</text:span>);</text:p>
      <text:p text:style-name="P1"><text:s text:c="2"/><text:span text:style-name="T1">else</text:span></text:p>
      <text:p text:style-name="P1"><text:s text:c="2"/>{</text:p>
      <text:p text:style-name="P1"><text:s text:c="4"/><text:span text:style-name="T1">while</text:span> (<text:span text:style-name="T6">N</text:span> &gt; 0) {</text:p>
      <text:p text:style-name="P1"><text:s text:c="6"/><text:span text:style-name="T6">gen</text:span>++;</text:p>
      <text:p text:style-name="P1"><text:s text:c="6"/><text:span text:style-name="T6">N</text:span> = <text:span text:style-name="T6">N</text:span> + 15 * <text:span text:style-name="T6">N</text:span> / 100 - 25;</text:p>
      <text:p text:style-name="P1"><text:s text:c="4"/>}</text:p>
      <text:p text:style-name="P1"><text:s text:c="4"/>Ecrire(<text:span text:style-name="T6">gen</text:span>);</text:p>
      <text:p text:style-name="P1"><text:s text:c="2"/>}</text:p>
      <text:p text:style-name="P1">}</text:p>
      <text:p text:style-name="P1">loups(150);</text:p>
      <text:p text:style-name="P1"></text:p>
      <text:p text:style-name="P7"><text:span text:style-name="T11">Exercice 6 – a:</text:span></text:p>
      <text:p text:style-name="P1"><text:span text:style-name="T1">function</text:span> yaourt(<text:span text:style-name="T6">N</text:span>) {</text:p>
      <text:p text:style-name="P1"><text:s text:c="2"/><text:span text:style-name="T1">var</text:span> <text:span text:style-name="T6">h</text:span> = 0;</text:p>
      <text:p text:style-name="P1"><text:s text:c="2"/><text:span text:style-name="T1">var</text:span> <text:span text:style-name="T6">deb_N</text:span> = <text:span text:style-name="T6">N</text:span>;</text:p>
      <text:p text:style-name="P1"><text:s text:c="2"/><text:span text:style-name="T1">while</text:span> (<text:span text:style-name="T6">N</text:span> &lt;= 2 * <text:span text:style-name="T6">deb_N</text:span>) {</text:p>
      <text:p text:style-name="P1"><text:s text:c="4"/><text:span text:style-name="T6">h</text:span>++;</text:p>
      <text:p text:style-name="P1"><text:s text:c="4"/><text:span text:style-name="T6">N</text:span> = <text:span text:style-name="T6">N</text:span> + 2.5 * <text:span text:style-name="T6">N</text:span> / 100;</text:p>
      <text:p text:style-name="P1"><text:s text:c="2"/>}</text:p>
      <text:p text:style-name="P1"><text:s text:c="2"/>Ecrire(h);</text:p>
      <text:p text:style-name="P1">}</text:p>
      <text:p text:style-name="P1"><text:span text:style-name="T1">var</text:span> <text:span text:style-name="T6">l</text:span> = SaisieEntier(<text:span text:style-name="T3">"Bacteries"</text:span>);</text:p>
      <text:p text:style-name="P1">yaourt(<text:span text:style-name="T6">l</text:span>);</text:p>
      <text:p text:style-name="P1"></text:p>
      <text:p text:style-name="P9"><text:soft-page-break/><text:span text:style-name="T7">Exercice </text:span><text:span text:style-name="T8">6 – b</text:span><text:span text:style-name="T7">:</text:span></text:p>
      <text:p text:style-name="P1"><text:span text:style-name="T1">function</text:span> yaourt(<text:span text:style-name="T6">N</text:span>) {</text:p>
      <text:p text:style-name="P1"><text:s text:c="2"/><text:span text:style-name="T1">var</text:span> <text:span text:style-name="T6">h</text:span> = 0;</text:p>
      <text:p text:style-name="P1"><text:s text:c="2"/><text:span text:style-name="T1">var</text:span> <text:span text:style-name="T6">deb_N</text:span> = <text:span text:style-name="T6">N</text:span>;</text:p>
      <text:p text:style-name="P1"><text:s text:c="2"/><text:span text:style-name="T1">var</text:span> <text:span text:style-name="T6">mort</text:span> = 0;</text:p>
      <text:p text:style-name="P1"><text:s text:c="2"/><text:span text:style-name="T1">while</text:span> (<text:span text:style-name="T6">mort</text:span> &lt;= 20 * <text:span text:style-name="T6">deb_N</text:span> / 100) {</text:p>
      <text:p text:style-name="P1"><text:s text:c="4"/><text:span text:style-name="T6">h</text:span>++;</text:p>
      <text:p text:style-name="P1"><text:s text:c="4"/><text:span text:style-name="T6">mort</text:span> = <text:span text:style-name="T6">mort</text:span> + 10 * <text:span text:style-name="T6">N</text:span> / 100;</text:p>
      <text:p text:style-name="P1"><text:s text:c="4"/><text:span text:style-name="T6">N</text:span> = <text:span text:style-name="T6">N</text:span> - <text:span text:style-name="T6">mort</text:span>;</text:p>
      <text:p text:style-name="P1"><text:s text:c="2"/>}</text:p>
      <text:p text:style-name="P1"><text:s text:c="2"/>Ecrire(<text:span text:style-name="T6">h</text:span>);</text:p>
      <text:p text:style-name="P1">}</text:p>
      <text:p text:style-name="P1">yaourt(100);</text:p>
      <text:p text:style-name="P1"></text:p>
      <text:p text:style-name="P10"><text:span text:style-name="T11">Exercice </text:span><text:span text:style-name="T12">7</text:span><text:span text:style-name="T11">:</text:span></text:p>
      <text:p text:style-name="P1"><text:span text:style-name="T1">function</text:span> loups(<text:span text:style-name="T6">X</text:span>, <text:span text:style-name="T6">Y</text:span>, <text:span text:style-name="T6">t</text:span>) {</text:p>
      <text:p text:style-name="P1"><text:s text:c="2"/></text:p>
      <text:p text:style-name="P1"><text:s text:c="2"/><text:span text:style-name="T1">var</text:span> <text:span text:style-name="T6">d</text:span> = 0.04;</text:p>
      <text:p text:style-name="P1"><text:s text:c="2"/><text:span text:style-name="T1">var</text:span> <text:span text:style-name="T6">b</text:span> = 0.0005;</text:p>
      <text:p text:style-name="P1"><text:s text:c="2"/><text:span text:style-name="T1">var</text:span> <text:span text:style-name="T6">u</text:span> = 0.1;</text:p>
      <text:p text:style-name="P1"><text:s text:c="2"/><text:span text:style-name="T1">var</text:span> <text:span text:style-name="T6">g</text:span> = 0.2;</text:p>
      <text:p text:style-name="P1"><text:s text:c="2"/></text:p>
      <text:p text:style-name="P1"><text:s text:c="2"/><text:span text:style-name="T1">var</text:span> <text:span text:style-name="T6">vx</text:span> = <text:span text:style-name="T6">d</text:span> – <text:span text:style-name="T6">b </text:span>* <text:span text:style-name="T6">Y</text:span>;</text:p>
      <text:p text:style-name="P1"><text:s text:c="2"/><text:span text:style-name="T1">var</text:span> <text:span text:style-name="T6">vy</text:span> = <text:span text:style-name="T6">u </text:span>* <text:span text:style-name="T6">b </text:span>* <text:span text:style-name="T6">X</text:span> - <text:span text:style-name="T6">g</text:span>;</text:p>
      <text:p text:style-name="P1"><text:s text:c="2"/></text:p>
      <text:p text:style-name="P1"><text:s text:c="2"/><text:span text:style-name="T1">var</text:span> <text:span text:style-name="T6">X_</text:span> = <text:span text:style-name="T6">X</text:span>;</text:p>
      <text:p text:style-name="P1"><text:s text:c="2"/><text:span text:style-name="T1">var</text:span> <text:span text:style-name="T6">Y_</text:span> = <text:span text:style-name="T6">Y</text:span>;</text:p>
      <text:p text:style-name="P1"><text:s text:c="2"/></text:p>
      <text:p text:style-name="P1"><text:s text:c="2"/><text:span text:style-name="T1">for</text:span>(<text:span text:style-name="T1">var</text:span> <text:span text:style-name="T6">i</text:span> = 0; <text:span text:style-name="T6">i</text:span> &lt; <text:span text:style-name="T6">t</text:span>; <text:span text:style-name="T6">i</text:span>++) {</text:p>
      <text:p text:style-name="P1"><text:s text:c="4"/><text:span text:style-name="T6">X_</text:span> = Math.round(<text:span text:style-name="T6">X</text:span> + <text:span text:style-name="T6">vx </text:span>* <text:span text:style-name="T6">X</text:span>);</text:p>
      <text:p text:style-name="P1"><text:s text:c="4"/><text:span text:style-name="T6">Y_</text:span> = Math.round(<text:span text:style-name="T6">Y</text:span> + <text:span text:style-name="T6">vy </text:span>* <text:span text:style-name="T6">Y</text:span>);</text:p>
      <text:p text:style-name="P1"><text:s text:c="4"/>Ecrire((<text:span text:style-name="T6">i</text:span>+1) + <text:span text:style-name="T3">": "</text:span> + <text:span text:style-name="T6">X_</text:span> + <text:span text:style-name="T3">" - "</text:span> + <text:span text:style-name="T6">Y_</text:span>);</text:p>
      <text:p text:style-name="P1"><text:s text:c="4"/><text:span text:style-name="T6">X</text:span> = <text:span text:style-name="T6">X_</text:span>;</text:p>
      <text:p text:style-name="P1"><text:s text:c="4"/><text:span text:style-name="T6">Y</text:span> = <text:span text:style-name="T6">Y_</text:span>;</text:p>
      <text:p text:style-name="P1"><text:s text:c="2"/>}</text:p>
      <text:p text:style-name="P1">}</text:p>
      <text:p text:style-name="P1">loups(10000, 10, 5)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7:32:00.137931171</meta:creation-date>
    <dc:date>2017-03-29T13:31:25.726034169</dc:date>
    <meta:editing-duration>PT11M5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4" meta:paragraph-count="141" meta:word-count="434" meta:character-count="2512" meta:non-whitespace-character-count="1720"/>
  </office:meta>
</office:document-meta>
</file>